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text-properties officeooo:paragraph-rsid="001e9876"/>
    </style:style>
    <style:style style:name="P2" style:family="paragraph" style:parent-style-name="Text_20_body">
      <style:paragraph-properties fo:text-align="center" style:justify-single-word="false"/>
    </style:style>
    <style:style style:name="P3" style:family="paragraph" style:parent-style-name="Text_20_body">
      <style:text-properties officeooo:paragraph-rsid="001e98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h text:style-name="Heading_20_1"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text:soft-page-break/>+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text:soft-page-break/>return the address a+4 (where as a!4 returns the data at a+4). Could be used to pass integer references to procedures.</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text:h>
      <text:p text:style-name="Text_20_body">&lt;text&gt;</text:p>
      <text:h text:style-name="Heading_20_1" text:outline-level="1">assert</text:h>
      <text:p text:style-name="Text_20_body">&lt;text&gt;</text:p>
      <text:h text:style-name="Heading_20_1" text:outline-level="1">chr$()</text:h>
      <text:p text:style-name="Text_20_body">&lt;text&gt;</text:p>
      <text:h text:style-name="Heading_20_1" text:outline-level="1">clear</text:h>
      <text:p text:style-name="Text_20_body">&lt;text&gt;</text:p>
      <text:h text:style-name="Heading_20_1" text:outline-level="1"><text:soft-page-break/>defproc ... endproc</text:h>
      <text:p text:style-name="Text_20_body">&lt;text&gt;</text:p>
      <text:h text:style-name="Heading_20_1" text:outline-level="1">end</text:h>
      <text:p text:style-name="Text_20_body">&lt;text&gt;</text:p>
      <text:h text:style-name="Heading_20_1" text:outline-level="1">event()</text:h>
      <text:p text:style-name="Text_20_body">&lt;text&gt;</text:p>
      <text:h text:style-name="Heading_20_1" text:outline-level="1">false true</text:h>
      <text:p text:style-name="Text_20_body">Return the constants 0 or -1 respectively. Syntactic sugar that means you can use sort of boolean variables.</text:p>
      <text:h text:style-name="Heading_20_1" text:outline-level="1">float()</text:h>
      <text:p text:style-name="Text_20_body">&lt;text&gt;</text:p>
      <text:h text:style-name="Heading_20_1" text:outline-level="1">for ... next</text:h>
      <text:p text:style-name="Text_20_body">&lt;text&gt;</text:p>
      <text:h text:style-name="Heading_20_1" text:outline-level="1">get()</text:h>
      <text:p text:style-name="Text_20_body">&lt;text&gt;</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3">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1" text:outline-level="1">if ... else ... endif</text:h>
      <text:p text:style-name="P3">&lt;text&gt;</text:p>
      <text:h text:style-name="Heading_20_1" text:outline-level="1">if ... then/goto</text:h>
      <text:p text:style-name="Text_20_body">&lt;text&gt;</text:p>
      <text:h text:style-name="Heading_20_1" text:outline-level="1">inkey()</text:h>
      <text:p text:style-name="Text_20_body">&lt;text&gt;</text:p>
      <text:h text:style-name="Heading_20_1" text:outline-level="1">int()</text:h>
      <text:p text:style-name="Text_20_body">&lt;text&gt;</text:p>
      <text:h text:style-name="Heading_20_1" text:outline-level="1">left$()</text:h>
      <text:p text:style-name="Text_20_body">&lt;text&gt;</text:p>
      <text:h text:style-name="Heading_20_1" text:outline-level="1">len()</text:h>
      <text:p text:style-name="Text_20_body">&lt;text&gt;</text:p>
      <text:h text:style-name="Heading_20_1" text:outline-level="1">let &lt;optional&gt;</text:h>
      <text:p text:style-name="Text_20_body">&lt;text&gt;</text:p>
      <text:h text:style-name="Heading_20_1" text:outline-level="1">local</text:h>
      <text:p text:style-name="Text_20_body">&lt;text&gt;</text:p>
      <text:h text:style-name="Heading_20_1" text:outline-level="1"><text:soft-page-break/>max() min()</text:h>
      <text:p text:style-name="Text_20_body">&lt;text&gt;</text:p>
      <text:h text:style-name="Heading_20_1" text:outline-level="1">mid$()</text:h>
      <text:p text:style-name="Text_20_body">&lt;text&gt;</text:p>
      <text:h text:style-name="Heading_20_1" text:outline-level="1">new</text:h>
      <text:p text:style-name="Text_20_body">&lt;text&gt;</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lt;text&gt;</text:p>
      <text:h text:style-name="Heading_20_1" text:outline-level="1">proc</text:h>
      <text:p text:style-name="Text_20_body">&lt;text&gt;</text:p>
      <text:h text:style-name="Heading_20_1" text:outline-level="1"><text:soft-page-break/>random()</text:h>
      <text:p text:style-name="Text_20_body">&lt;text&gt;</text:p>
      <text:h text:style-name="Heading_20_1" text:outline-level="1">repeat ... until</text:h>
      <text:p text:style-name="Text_20_body">&lt;text&gt;</text:p>
      <text:h text:style-name="Heading_20_1" text:outline-level="1">right$()</text:h>
      <text:p text:style-name="Text_20_body">&lt;text&gt;</text:p>
      <text:h text:style-name="Heading_20_1" text:outline-level="1">run</text:h>
      <text:p text:style-name="Text_20_body">&lt;text&gt;</text:p>
      <text:h text:style-name="Heading_20_1" text:outline-level="1">sgn()</text:h>
      <text:p text:style-name="Text_20_body">&lt;text&gt;</text:p>
      <text:h text:style-name="Heading_20_1" text:outline-level="1">stop</text:h>
      <text:p text:style-name="Text_20_body">&lt;text&gt;</text:p>
      <text:h text:style-name="Heading_20_1" text:outline-level="1">str$()</text:h>
      <text:p text:style-name="Text_20_body">&lt;text&gt;</text:p>
      <text:h text:style-name="Heading_20_1" text:outline-level="1">sys()</text:h>
      <text:p text:style-name="Text_20_body">&lt;text&gt;</text:p>
      <text:h text:style-name="Heading_20_1" text:outline-level="1">timer()</text:h>
      <text:p text:style-name="Text_20_body">&lt;text&gt;</text:p>
      <text:h text:style-name="Heading_20_1" text:outline-level="1">val() isval()</text:h>
      <text:p text:style-name="Text_20_body">&lt;text&gt;</text:p>
      <text:h text:style-name="Heading_20_1" text:outline-level="1"><text:soft-page-break/>vdu</text:h>
      <text:p text:style-name="Text_20_body">&lt;text&gt;</text:p>
      <text:h text:style-name="Heading_20_1" text:outline-level="1">while ... wend</text:h>
      <text:p text:style-name="Text_20_body">&lt;text&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8</text:page-number><text:s/>of <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05T09:03:52.074162769</dc:date>
    <meta:editing-duration>PT36M47S</meta:editing-duration>
    <meta:editing-cycles>20</meta:editing-cycles>
    <meta:generator>LibreOffice/7.1.1.2$Linux_X86_64 LibreOffice_project/10$Build-2</meta:generator>
    <meta:document-statistic meta:table-count="0" meta:image-count="0" meta:object-count="0" meta:page-count="8" meta:paragraph-count="132" meta:word-count="873" meta:character-count="4644" meta:non-whitespace-character-count="3898"/>
  </office:meta>
</office:document-meta>
</file>